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15cm" fo:min-width="7.2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01cm" fo:min-width="2.50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04cm" fo:min-width="2.50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805cm" fo:min-width="1.40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201cm" fo:min-width="2.5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204cm" fo:min-width="2.5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204cm" fo:min-width="2.51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03cm" fo:min-width="2.509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807cm" fo:min-width="1.40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203cm" fo:min-width="2.5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02cm" fo:min-width="2.509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202cm" fo:min-width="2.51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805cm" fo:min-width="1.40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807cm" fo:min-width="1.4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29cm"/>
      <style:paragraph-properties style:writing-mode="lr-tb"/>
    </style:style>
    <style:style style:name="gr18" style:family="graphic" style:parent-style-name="standard">
      <style:graphic-properties draw:stroke="none" draw:fill="none" fo:min-height="0.396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7cm" svg:height="2.4cm" svg:x="6.8cm" svg:y="25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cm" svg:height="1cm" svg:x="9.1cm" svg:y="26.3cm">
          <draw:text-box>
            <text:p>Alan Turing</text:p>
          </draw:text-box>
        </draw:frame>
        <draw:g>
          <draw:custom-shape draw:style-name="gr3" draw:text-style-name="P1" draw:layer="layout" svg:width="3.009cm" svg:height="1.451cm" svg:x="1.2cm" svg:y="20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009cm" svg:height="1.454cm" svg:x="1.2cm" svg:y="21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699cm" svg:height="2.905cm" svg:x="6.077cm" svg:y="20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3.01cm" svg:height="1.451cm" svg:x="4.209cm" svg:y="20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3.01cm" svg:height="1.454cm" svg:x="4.209cm" svg:y="21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3.011cm" svg:height="1.454cm" draw:transform="rotate (1.5707963267949) translate (1.2cm 20.2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" draw:layer="layout" svg:width="3.009cm" svg:height="1.453cm" svg:x="1.2cm" svg:y="11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009cm" svg:height="1.454cm" svg:x="1.2cm" svg:y="13.20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2.699cm" svg:height="2.907cm" svg:x="6.077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3.01cm" svg:height="1.453cm" svg:x="4.209cm" svg:y="11.7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3.01cm" svg:height="1.454cm" svg:x="4.209cm" svg:y="13.20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009cm" svg:height="1.454cm" draw:transform="rotate (1.5707963267949) translate (1.2cm 11.75cm)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3.009cm" svg:height="1.453cm" svg:x="1.2cm" svg:y="3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009cm" svg:height="1.452cm" svg:x="1.2cm" svg:y="4.75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99cm" svg:height="2.905cm" svg:x="6.07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3.01cm" svg:height="1.453cm" svg:x="4.209cm" svg:y="3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01cm" svg:height="1.452cm" svg:x="4.209cm" svg:y="4.753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1" draw:layer="layout" svg:width="3.01cm" svg:height="1.451cm" svg:x="16.251cm" svg:y="20.202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7" draw:text-style-name="P1" draw:layer="layout" svg:width="3.01cm" svg:height="1.454cm" svg:x="16.251cm" svg:y="21.653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14" draw:text-style-name="P1" draw:layer="layout" svg:width="2.698cm" svg:height="2.905cm" svg:x="11.685cm" svg:y="20.202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3.009cm" svg:height="1.451cm" svg:x="13.239cm" svg:y="20.202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4" draw:text-style-name="P1" draw:layer="layout" svg:width="3.009cm" svg:height="1.454cm" svg:x="13.239cm" svg:y="21.653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8" draw:text-style-name="P1" draw:layer="layout" svg:width="3.011cm" svg:height="1.454cm" draw:transform="rotate (1.5707963267949) translate (17.807cm 20.202cm)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</draw:g>
          <draw:g>
            <draw:custom-shape draw:style-name="gr11" draw:text-style-name="P1" draw:layer="layout" svg:width="3.01cm" svg:height="1.453cm" svg:x="16.251cm" svg:y="11.75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7" draw:text-style-name="P1" draw:layer="layout" svg:width="3.01cm" svg:height="1.454cm" svg:x="16.251cm" svg:y="13.203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15" draw:text-style-name="P1" draw:layer="layout" svg:width="2.698cm" svg:height="2.907cm" svg:x="11.685cm" svg:y="11.7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3.009cm" svg:height="1.453cm" svg:x="13.239cm" svg:y="11.75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4" draw:text-style-name="P1" draw:layer="layout" svg:width="3.009cm" svg:height="1.454cm" svg:x="13.239cm" svg:y="13.203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4" draw:text-style-name="P1" draw:layer="layout" svg:width="3.009cm" svg:height="1.454cm" draw:transform="rotate (1.5707963267949) translate (17.807cm 11.75cm)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</draw:g>
          <draw:custom-shape draw:style-name="gr11" draw:text-style-name="P1" draw:layer="layout" svg:width="3.01cm" svg:height="1.453cm" svg:x="16.251cm" svg:y="3.3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3" draw:text-style-name="P1" draw:layer="layout" svg:width="3.01cm" svg:height="1.452cm" svg:x="16.251cm" svg:y="4.753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4" draw:text-style-name="P1" draw:layer="layout" svg:width="2.698cm" svg:height="2.905cm" svg:x="11.685cm" svg:y="3.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3.009cm" svg:height="1.453cm" svg:x="13.239cm" svg:y="3.3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2" draw:text-style-name="P1" draw:layer="layout" svg:width="3.009cm" svg:height="1.452cm" svg:x="13.239cm" svg:y="4.753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</draw:g>
        <draw:frame draw:style-name="gr16" draw:text-style-name="P4" draw:layer="layout" svg:width="2.962cm" svg:height="0.725cm" svg:x="1.2cm" svg:y="22cm">
          <draw:text-box>
            <text:p text:style-name="P3"><text:span text:style-name="T1">AdaLovelace</text:span></text:p>
          </draw:text-box>
        </draw:frame>
        <draw:frame draw:style-name="gr17" draw:text-style-name="P4" draw:layer="layout" svg:width="3.029cm" svg:height="0.725cm" svg:x="16.3cm" svg:y="12.175cm">
          <draw:text-box>
            <text:p text:style-name="P3"><text:span text:style-name="T1">KenThomson</text:span></text:p>
          </draw:text-box>
        </draw:frame>
        <draw:frame draw:style-name="gr18" draw:text-style-name="P5" draw:layer="layout" svg:width="2.428cm" svg:height="0.646cm" svg:x="4.5cm" svg:y="22.1cm">
          <draw:text-box>
            <text:p><text:span text:style-name="T2">AlKhwarizmi</text:span></text:p>
          </draw:text-box>
        </draw:frame>
        <draw:frame draw:style-name="gr18" draw:text-style-name="P5" draw:layer="layout" svg:width="2.606cm" svg:height="0.646cm" svg:x="13.4cm" svg:y="22.154cm">
          <draw:text-box>
            <text:p><text:span text:style-name="T2">Blaise Pascal</text:span></text:p>
          </draw:text-box>
        </draw:frame>
        <draw:frame draw:style-name="gr18" draw:text-style-name="P5" draw:layer="layout" svg:width="3.012cm" svg:height="0.646cm" svg:x="16.1cm" svg:y="22.1cm">
          <draw:text-box>
            <text:p><text:span text:style-name="T2">Brian Kernighan</text:span></text:p>
          </draw:text-box>
        </draw:frame>
        <draw:frame draw:style-name="gr18" draw:text-style-name="P5" draw:layer="layout" svg:width="3.211cm" svg:height="0.646cm" svg:x="0.999cm" svg:y="20.698cm">
          <draw:text-box>
            <text:p><text:span text:style-name="T2">Charles Babbage</text:span></text:p>
          </draw:text-box>
        </draw:frame>
        <draw:frame draw:style-name="gr18" draw:text-style-name="P5" draw:layer="layout" svg:width="2.763cm" svg:height="0.646cm" svg:x="4.2cm" svg:y="20.7cm">
          <draw:text-box>
            <text:p><text:span text:style-name="T2">Dennis Ritchie</text:span></text:p>
          </draw:text-box>
        </draw:frame>
        <draw:frame draw:style-name="gr18" draw:text-style-name="P5" draw:layer="layout" svg:width="2.623cm" svg:height="0.646cm" svg:x="13.277cm" svg:y="20.7cm">
          <draw:text-box>
            <text:p><text:span text:style-name="T2">Donald Knuth</text:span></text:p>
          </draw:text-box>
        </draw:frame>
        <draw:frame draw:style-name="gr18" draw:text-style-name="P5" draw:layer="layout" svg:width="3.288cm" svg:height="0.646cm" svg:x="16.1cm" svg:y="20.654cm">
          <draw:text-box>
            <text:p><text:span text:style-name="T2">DouglasEngelbart</text:span></text:p>
          </draw:text-box>
        </draw:frame>
        <draw:frame draw:style-name="gr18" draw:text-style-name="P5" draw:layer="layout" svg:width="2.373cm" svg:height="0.646cm" draw:transform="rotate (1.6306611201383) translate (1.655cm 20cm)">
          <draw:text-box>
            <text:p><text:span text:style-name="T2">Edgar Codd</text:span></text:p>
          </draw:text-box>
        </draw:frame>
        <draw:frame draw:style-name="gr18" draw:text-style-name="P5" draw:layer="layout" svg:width="2.788cm" svg:height="0.646cm" draw:transform="rotate (1.55369210012535) translate (18.206cm 20.188cm)">
          <draw:text-box>
            <text:p><text:span text:style-name="T2">EdsgerDijkstra</text:span></text:p>
          </draw:text-box>
        </draw:frame>
        <draw:frame draw:style-name="gr18" draw:text-style-name="P5" draw:layer="layout" svg:width="2.627cm" svg:height="0.646cm" svg:x="1.3cm" svg:y="13.554cm">
          <draw:text-box>
            <text:p><text:span text:style-name="T2">Frances Allen</text:span></text:p>
          </draw:text-box>
        </draw:frame>
        <draw:frame draw:style-name="gr18" draw:text-style-name="P5" draw:layer="layout" svg:width="2.665cm" svg:height="0.646cm" svg:x="4.3cm" svg:y="13.554cm">
          <draw:text-box>
            <text:p><text:span text:style-name="T2">George Boole</text:span></text:p>
          </draw:text-box>
        </draw:frame>
        <draw:frame draw:style-name="gr18" draw:text-style-name="P5" draw:layer="layout" svg:width="2.712cm" svg:height="0.646cm" svg:x="13.3cm" svg:y="13.6cm">
          <draw:text-box>
            <text:p><text:span text:style-name="T2">Grace Hooper</text:span></text:p>
          </draw:text-box>
        </draw:frame>
        <draw:frame draw:style-name="gr18" draw:text-style-name="P5" draw:layer="layout" svg:width="3.52cm" svg:height="0.646cm" svg:x="15.98cm" svg:y="13.554cm">
          <draw:text-box>
            <text:p><text:span text:style-name="T2">Guido Van Rossum</text:span></text:p>
          </draw:text-box>
        </draw:frame>
        <draw:frame draw:style-name="gr18" draw:text-style-name="P5" draw:layer="layout" svg:width="2.614cm" svg:height="0.646cm" svg:x="1.186cm" svg:y="12.3cm">
          <draw:text-box>
            <text:p><text:span text:style-name="T2">Haskell Curry</text:span></text:p>
          </draw:text-box>
        </draw:frame>
        <draw:frame draw:style-name="gr18" draw:text-style-name="P5" draw:layer="layout" svg:width="3.584cm" svg:height="0.646cm" svg:x="4.016cm" svg:y="12.154cm">
          <draw:text-box>
            <text:p><text:span text:style-name="T2">John Von Neumann</text:span></text:p>
          </draw:text-box>
        </draw:frame>
        <draw:frame draw:style-name="gr18" draw:text-style-name="P5" draw:layer="layout" svg:width="2.674cm" svg:height="0.646cm" svg:x="13.326cm" svg:y="12.3cm">
          <draw:text-box>
            <text:p><text:span text:style-name="T2">JohnCarmack</text:span></text:p>
          </draw:text-box>
        </draw:frame>
        <draw:frame draw:style-name="gr18" draw:text-style-name="P5" draw:layer="layout" svg:width="2.221cm" svg:height="0.646cm" draw:transform="rotate (1.59191481074403) translate (1.647cm 11.334cm)">
          <draw:text-box>
            <text:p><text:span text:style-name="T2">Larry Page</text:span></text:p>
          </draw:text-box>
        </draw:frame>
        <draw:frame draw:style-name="gr18" draw:text-style-name="P5" draw:layer="layout" svg:width="2.898cm" svg:height="0.646cm" draw:transform="rotate (1.59348560707082) translate (18.266cm 11.8cm)">
          <draw:text-box>
            <text:p><text:span text:style-name="T2">Leonhard Euler</text:span></text:p>
          </draw:text-box>
        </draw:frame>
        <draw:frame draw:style-name="gr18" draw:text-style-name="P5" draw:layer="layout" svg:width="2.94cm" svg:height="0.646cm" svg:x="1.16cm" svg:y="5.1cm">
          <draw:text-box>
            <text:p><text:span text:style-name="T2">Linus Tordvalds</text:span></text:p>
          </draw:text-box>
        </draw:frame>
        <draw:frame draw:style-name="gr18" draw:text-style-name="P5" draw:layer="layout" svg:width="2.83cm" svg:height="0.646cm" svg:x="4.2cm" svg:y="5.2cm">
          <draw:text-box>
            <text:p><text:span text:style-name="T2">Presper Eckert</text:span></text:p>
          </draw:text-box>
        </draw:frame>
        <draw:frame draw:style-name="gr18" draw:text-style-name="P5" draw:layer="layout" svg:width="2.475cm" svg:height="0.646cm" svg:x="13.5cm" svg:y="5.2cm">
          <draw:text-box>
            <text:p><text:span text:style-name="T2">RobertBoyer</text:span></text:p>
          </draw:text-box>
        </draw:frame>
        <draw:frame draw:style-name="gr18" draw:text-style-name="P5" draw:layer="layout" svg:width="2.238cm" svg:height="0.646cm" svg:x="16.462cm" svg:y="3.854cm">
          <draw:text-box>
            <text:p><text:span text:style-name="T2">SergeyBrin</text:span></text:p>
          </draw:text-box>
        </draw:frame>
        <draw:frame draw:style-name="gr18" draw:text-style-name="P5" draw:layer="layout" svg:width="2.242cm" svg:height="0.646cm" svg:x="1.558cm" svg:y="3.8cm">
          <draw:text-box>
            <text:p><text:span text:style-name="T2">Steve Jobs</text:span></text:p>
          </draw:text-box>
        </draw:frame>
        <draw:frame draw:style-name="gr18" draw:text-style-name="P5" draw:layer="layout" svg:width="2.839cm" svg:height="0.646cm" svg:x="13.361cm" svg:y="3.9cm">
          <draw:text-box>
            <text:p><text:span text:style-name="T2">Steve Wozniak</text:span></text:p>
          </draw:text-box>
        </draw:frame>
        <draw:frame draw:style-name="gr18" draw:text-style-name="P5" draw:layer="layout" svg:width="2.746cm" svg:height="0.646cm" svg:x="4.4cm" svg:y="3.8cm">
          <draw:text-box>
            <text:p><text:span text:style-name="T2">StrotherMoore</text:span></text:p>
          </draw:text-box>
        </draw:frame>
        <draw:frame draw:style-name="gr18" draw:text-style-name="P5" draw:layer="layout" svg:width="3.106cm" svg:height="0.646cm" svg:x="16.2cm" svg:y="5.254cm">
          <draw:text-box>
            <text:p><text:span text:style-name="T2">Tim Berners-Le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8:12:29.065181660</meta:creation-date>
    <dc:date>2021-08-16T11:25:22.372416890</dc:date>
    <meta:editing-duration>PT33M6S</meta:editing-duration>
    <meta:editing-cycles>3</meta:editing-cycles>
    <meta:generator>LibreOffice/6.4.7.2$Linux_X86_64 LibreOffice_project/40$Build-2</meta:generator>
    <meta:document-statistic meta:object-count="69"/>
  </office:meta>
</office:document-meta>
</file>